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357cm" fo:min-width="0.536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4d4d4d" fo:font-size="9pt" fo:language="en" fo:country="GB" fo:font-weight="bold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0.6cm" svg:height="0.6cm" svg:x="7.898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8cm" svg:y1="3.932cm" svg:x2="9.499cm" svg:y2="3.932cm">
          <text:p/>
        </draw:line>
        <draw:custom-shape draw:style-name="gr1" draw:text-style-name="P1" draw:layer="layout" svg:width="0.599cm" svg:height="0.6cm" svg:x="9.499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03cm" svg:y1="3.932cm" svg:x2="11.104cm" svg:y2="3.932cm">
          <text:p/>
        </draw:line>
        <draw:custom-shape draw:style-name="gr1" draw:text-style-name="P1" draw:layer="layout" svg:width="0.599cm" svg:height="0.6cm" svg:x="11.104cm" svg:y="3.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98cm" svg:y1="3.626cm" svg:x2="11.064cm" svg:y2="2.664cm">
          <text:p/>
        </draw:line>
        <draw:custom-shape draw:style-name="gr3" draw:text-style-name="P1" draw:layer="layout" svg:width="0.599cm" svg:height="0.6cm" svg:x="11.104cm" svg:y="2.3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47cm" svg:height="2.247cm" svg:x="11.977cm" svg:y="2.121cm">
          <text:p/>
          <draw:enhanced-geometry svg:viewBox="0 0 21600 21600" draw:glue-points="0 0 0 21600 21600 10800" draw:text-areas="0 ?f9 7800 ?f10" draw:type="right-brace" draw:modifiers="1800 11052.151898734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draw:layer="layout" svg:width="1.036cm" svg:height="0.617cm" svg:x="13.229cm" svg:y="3.674cm">
          <text:p text:style-name="P3"><text:span text:style-name="T1"><text:s/>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0.6cm" svg:height="0.599cm" draw:transform="rotate (-0.785398163398487) translate (12.889cm 2.84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44:45</meta:creation-date>
    <dc:date>2007-06-08T13:30:37</dc:date>
    <dc:language>de-DE</dc:language>
    <meta:editing-cycles>3</meta:editing-cycles>
    <meta:editing-duration>PT9M30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